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Roboto" svg:font-family="Roboto, 'Helvetica Neue', sans-serif"/>
  </office:font-face-decls>
  <office:automatic-styles>
    <style:style style:name="Table1" style:family="table">
      <style:table-properties style:width="11.165cm" table:align="left"/>
    </style:style>
    <style:style style:name="Table1.A" style:family="table-column">
      <style:table-column-properties style:column-width="4.02cm"/>
    </style:style>
    <style:style style:name="Table1.B" style:family="table-column">
      <style:table-column-properties style:column-width="7.146cm"/>
    </style:style>
    <style:style style:name="Table1.A1" style:family="table-cell">
      <style:table-cell-properties style:vertical-align="middle" fo:padding-left="0cm" fo:padding-right="0cm" fo:padding-top="0.049cm" fo:padding-bottom="0cm" fo:border-left="none" fo:border-right="none" fo:border-top="0.05pt solid #000000" fo:border-bottom="none"/>
    </style:style>
    <style:style style:name="Table2" style:family="table">
      <style:table-properties style:width="12.772cm" table:align="left"/>
    </style:style>
    <style:style style:name="Table2.A" style:family="table-column">
      <style:table-column-properties style:column-width="1.06cm"/>
    </style:style>
    <style:style style:name="Table2.B" style:family="table-column">
      <style:table-column-properties style:column-width="1.057cm"/>
    </style:style>
    <style:style style:name="Table2.C" style:family="table-column">
      <style:table-column-properties style:column-width="1.034cm"/>
    </style:style>
    <style:style style:name="Table2.E" style:family="table-column">
      <style:table-column-properties style:column-width="1.081cm"/>
    </style:style>
    <style:style style:name="Table2.F" style:family="table-column">
      <style:table-column-properties style:column-width="1.245cm"/>
    </style:style>
    <style:style style:name="Table2.G" style:family="table-column">
      <style:table-column-properties style:column-width="1.528cm"/>
    </style:style>
    <style:style style:name="Table2.H" style:family="table-column">
      <style:table-column-properties style:column-width="4.711cm"/>
    </style:style>
    <style:style style:name="Table2.A1" style:family="table-cell">
      <style:table-cell-properties style:vertical-align="middle" fo:padding-left="0cm" fo:padding-right="0cm" fo:padding-top="0.049cm" fo:padding-bottom="0cm" fo:border-left="none" fo:border-right="none" fo:border-top="0.05pt solid #000000" fo:border-bottom="none"/>
    </style:style>
    <style:style style:name="P1" style:family="paragraph" style:parent-style-name="Table_20_Contents">
      <style:paragraph-properties fo:line-height="150%" fo:text-align="start" style:justify-single-word="false"/>
      <style:text-properties fo:font-size="8pt" style:font-size-asian="8pt" style:font-size-complex="8pt"/>
    </style:style>
    <style:style style:name="P2" style:family="paragraph" style:parent-style-name="Table_20_Heading">
      <style:paragraph-properties fo:line-height="150%" fo:text-align="start" style:justify-single-word="false"/>
      <style:text-properties fo:font-size="8pt" style:font-size-asian="8pt" style:font-size-complex="8pt"/>
    </style:style>
    <style:style style:name="P3" style:family="paragraph" style:parent-style-name="Table_20_Contents">
      <style:text-properties fo:font-size="8pt" style:font-size-asian="8pt" style:font-size-complex="8pt"/>
    </style:style>
    <style:style style:name="P4" style:family="paragraph" style:parent-style-name="Text_20_body">
      <style:text-properties officeooo:rsid="001eebde" officeooo:paragraph-rsid="001eebde"/>
    </style:style>
    <style:style style:name="P5" style:family="paragraph" style:parent-style-name="Text_20_body">
      <style:text-properties officeooo:paragraph-rsid="002396b7"/>
    </style:style>
    <style:style style:name="P6" style:family="paragraph" style:parent-style-name="Text_20_body">
      <style:text-properties officeooo:paragraph-rsid="001eebde"/>
    </style:style>
    <style:style style:name="P7" style:family="paragraph" style:parent-style-name="Text_20_body">
      <style:text-properties officeooo:paragraph-rsid="0025252f"/>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officeooo:paragraph-rsid="002e0f8d"/>
    </style:style>
    <style:style style:name="P10" style:family="paragraph" style:parent-style-name="Text_20_body">
      <style:text-properties officeooo:rsid="002ecbbb" officeooo:paragraph-rsid="002ecbbb"/>
    </style:style>
    <style:style style:name="P11" style:family="paragraph" style:parent-style-name="Frame_20_contents">
      <loext:graphic-properties draw:fill-gradient-name="gradient" draw:fill-hatch-name="hatch"/>
      <style:paragraph-properties fo:text-align="center" style:justify-single-word="false"/>
      <style:text-properties officeooo:paragraph-rsid="002396b7"/>
    </style:style>
    <style:style style:name="P12" style:family="paragraph" style:parent-style-name="Heading_20_1">
      <style:text-properties officeooo:rsid="002b96c2" officeooo:paragraph-rsid="002b96c2"/>
    </style:style>
    <style:style style:name="P13" style:family="paragraph" style:parent-style-name="Heading_20_1">
      <style:text-properties officeooo:rsid="002396b7" officeooo:paragraph-rsid="002396b7"/>
    </style:style>
    <style:style style:name="P14" style:family="paragraph" style:parent-style-name="Heading_20_1">
      <style:text-properties officeooo:rsid="0025252f" officeooo:paragraph-rsid="0025252f"/>
    </style:style>
    <style:style style:name="P15" style:family="paragraph" style:parent-style-name="Table">
      <style:paragraph-properties fo:keep-with-next="always"/>
    </style:style>
    <style:style style:name="P16" style:family="paragraph" style:parent-style-name="Table_20_Contents">
      <style:paragraph-properties fo:line-height="150%" fo:text-align="start" style:justify-single-word="false"/>
    </style:style>
    <style:style style:name="P17" style:family="paragraph" style:parent-style-name="Table_20_Contents">
      <style:text-properties fo:font-size="2pt" style:font-size-asian="2pt" style:font-size-complex="2pt"/>
    </style:style>
    <style:style style:name="P18" style:family="paragraph" style:parent-style-name="Table_20_Heading">
      <style:paragraph-properties fo:line-height="150%" fo:text-align="start" style:justify-single-word="false"/>
    </style:style>
    <style:style style:name="P19" style:family="paragraph" style:parent-style-name="Text_20_body" style:list-style-name="L1">
      <style:text-properties officeooo:rsid="002b96c2" officeooo:paragraph-rsid="002b96c2"/>
    </style:style>
    <style:style style:name="P20" style:family="paragraph" style:parent-style-name="Text_20_body" style:list-style-name="L2">
      <style:text-properties officeooo:paragraph-rsid="002396b7"/>
    </style:style>
    <style:style style:name="P21" style:family="paragraph" style:parent-style-name="Text_20_body" style:list-style-name="L2">
      <style:text-properties officeooo:rsid="002a425b" officeooo:paragraph-rsid="002a425b"/>
    </style:style>
    <style:style style:name="P22" style:family="paragraph" style:parent-style-name="Text_20_body" style:list-style-name="L3">
      <style:text-properties officeooo:paragraph-rsid="0025252f"/>
    </style:style>
    <style:style style:name="P23" style:family="paragraph" style:parent-style-name="Text_20_body">
      <style:text-properties officeooo:paragraph-rsid="001eebde"/>
    </style:style>
    <style:style style:name="P24" style:family="paragraph" style:parent-style-name="Text_20_body">
      <style:paragraph-properties fo:text-align="start" style:justify-single-word="false"/>
      <style:text-properties officeooo:paragraph-rsid="001eebde"/>
    </style:style>
    <style:style style:name="P25" style:family="paragraph" style:parent-style-name="Text_20_body">
      <style:text-properties fo:font-size="9pt" style:font-size-asian="9pt" style:font-size-complex="9pt"/>
    </style:style>
    <style:style style:name="P26" style:family="paragraph" style:parent-style-name="Text_20_body">
      <style:text-properties fo:font-size="9pt" officeooo:rsid="0033ebd4" officeooo:paragraph-rsid="0033ebd4" style:font-size-asian="9pt" style:font-size-complex="9pt"/>
    </style:style>
    <style:style style:name="P27" style:family="paragraph" style:parent-style-name="Text_20_body">
      <style:text-properties fo:font-size="9pt" officeooo:rsid="003999fa" officeooo:paragraph-rsid="003999fa" style:font-size-asian="9pt" style:font-size-complex="9pt"/>
    </style:style>
    <style:style style:name="P28" style:family="paragraph" style:parent-style-name="Text_20_body">
      <style:text-properties fo:font-size="9pt" officeooo:paragraph-rsid="003999fa" style:font-size-asian="9pt" style:font-size-complex="9pt"/>
    </style:style>
    <style:style style:name="P29" style:family="paragraph" style:parent-style-name="Text_20_body">
      <style:text-properties officeooo:rsid="0037eb12" officeooo:paragraph-rsid="0037eb12"/>
    </style:style>
    <style:style style:name="P30" style:family="paragraph" style:parent-style-name="Text_20_body">
      <style:text-properties officeooo:rsid="003999fa" officeooo:paragraph-rsid="003999fa"/>
    </style:style>
    <style:style style:name="P31" style:family="paragraph" style:parent-style-name="Text_20_body">
      <style:text-properties officeooo:rsid="003999fa" officeooo:paragraph-rsid="0039d957"/>
    </style:style>
    <style:style style:name="P32" style:family="paragraph" style:parent-style-name="Text_20_body">
      <style:text-properties officeooo:paragraph-rsid="003999fa"/>
    </style:style>
    <style:style style:name="P33" style:family="paragraph">
      <loext:graphic-properties draw:fill="none" draw:fill-color="#ffffff"/>
      <style:paragraph-properties style:writing-mode="lr-tb"/>
      <style:text-properties fo:font-size="8pt" style:font-size-asian="8pt" style:font-size-complex="8pt"/>
    </style:style>
    <style:style style:name="P34" style:family="paragraph">
      <style:paragraph-properties style:writing-mode="lr-tb"/>
    </style:style>
    <style:style style:name="P35" style:family="paragraph">
      <loext:graphic-properties draw:fill="none" draw:fill-color="#ffffff"/>
      <style:paragraph-properties style:writing-mode="lr-tb"/>
      <style:text-properties fo:font-size="12pt" style:font-size-asian="8pt" style:font-size-complex="8pt"/>
    </style:style>
    <style:style style:name="P36" style:family="paragraph">
      <loext:graphic-properties draw:fill="none" draw:fill-color="#ffffff"/>
      <style:paragraph-properties style:writing-mode="lr-tb"/>
    </style:style>
    <style:style style:name="P37" style:family="paragraph">
      <loext:graphic-properties draw:fill="none" draw:fill-color="#ffffff"/>
      <style:paragraph-properties style:writing-mode="lr-tb"/>
      <style:text-properties fo:font-size="12pt"/>
    </style:style>
    <style:style style:name="T1" style:family="text">
      <style:text-properties fo:font-variant="normal" fo:text-transform="none" fo:color="#606a6f" loext:opacity="100%" style:font-name="Open Sans" fo:font-size="10.5pt" fo:letter-spacing="normal" fo:font-style="normal" fo:font-weight="normal" officeooo:rsid="001eebde"/>
    </style:style>
    <style:style style:name="T2" style:family="text">
      <style:text-properties officeooo:rsid="00210720"/>
    </style:style>
    <style:style style:name="T3" style:family="text">
      <style:text-properties officeooo:rsid="0021b240"/>
    </style:style>
    <style:style style:name="T4" style:family="text">
      <style:text-properties officeooo:rsid="002396b7"/>
    </style:style>
    <style:style style:name="T5" style:family="text">
      <style:text-properties officeooo:rsid="001eebde"/>
    </style:style>
    <style:style style:name="T6" style:family="text">
      <style:text-properties officeooo:rsid="0025252f"/>
    </style:style>
    <style:style style:name="T7" style:family="text">
      <style:text-properties fo:color="#c9211e" loext:opacity="1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color="#106802" loext:opacity="100%" fo:font-weight="bold" style:font-weight-asian="bold" style:font-weight-complex="bold"/>
    </style:style>
    <style:style style:name="T11" style:family="text">
      <style:text-properties fo:color="#0369a3" loext:opacity="100%"/>
    </style:style>
    <style:style style:name="T12" style:family="text">
      <style:text-properties fo:color="#0369a3" loext:opacity="100%" officeooo:rsid="002e0f8d"/>
    </style:style>
    <style:style style:name="T13" style:family="text">
      <style:text-properties officeooo:rsid="0025ce5a"/>
    </style:style>
    <style:style style:name="T14" style:family="text">
      <style:text-properties officeooo:rsid="0026298a"/>
    </style:style>
    <style:style style:name="T15" style:family="text">
      <style:text-properties fo:font-style="italic" style:font-style-asian="italic" style:font-style-complex="italic"/>
    </style:style>
    <style:style style:name="T16" style:family="text">
      <style:text-properties fo:font-style="italic" officeooo:rsid="0026298a" style:font-style-asian="italic" style:font-style-complex="italic"/>
    </style:style>
    <style:style style:name="T17" style:family="text">
      <style:text-properties fo:font-style="italic" fo:background-color="#ffff00" loext:char-shading-value="0"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27b271"/>
    </style:style>
    <style:style style:name="T20" style:family="text">
      <style:text-properties officeooo:rsid="002cf682"/>
    </style:style>
    <style:style style:name="T21" style:family="text">
      <style:text-properties officeooo:rsid="002e0f8d"/>
    </style:style>
    <style:style style:name="T22" style:family="text">
      <style:text-properties officeooo:rsid="0026298a" fo:background-color="#ffff00" loext:char-shading-value="0"/>
    </style:style>
    <style:style style:name="T23" style:family="text">
      <style:text-properties fo:background-color="#ffff00" loext:char-shading-value="0"/>
    </style:style>
    <style:style style:name="T24" style:family="text">
      <style:text-properties officeooo:rsid="00353bdd"/>
    </style:style>
    <style:style style:name="T25" style:family="text">
      <style:text-properties officeooo:rsid="0036134e"/>
    </style:style>
    <style:style style:name="T26" style:family="text">
      <style:text-properties officeooo:rsid="003999fa"/>
    </style:style>
    <style:style style:name="T27" style:family="text">
      <style:text-properties fo:font-size="9pt" style:font-size-asian="9pt" style:font-size-complex="9pt"/>
    </style:style>
    <style:style style:name="T28" style:family="text">
      <style:text-properties fo:font-size="9pt" officeooo:rsid="003999fa" style:font-size-asian="9pt" style:font-size-complex="9pt"/>
    </style:style>
    <style:style style:name="T29" style:family="text">
      <style:text-properties fo:font-size="9pt" officeooo:rsid="003b7123" style:font-size-asian="9pt" style:font-size-complex="9pt"/>
    </style:style>
    <style:style style:name="T30" style:family="text">
      <style:text-properties fo:background-color="#92e285" loext:char-shading-value="0"/>
    </style:style>
    <style:style style:name="T31" style:family="text">
      <style:text-properties fo:background-color="#92e285" loext:char-shading-value="0"/>
    </style:style>
    <style:style style:name="T32" style:family="text">
      <style:text-properties officeooo:rsid="003b7123"/>
    </style:style>
    <style:style style:name="T33" style:family="text">
      <style:text-properties fo:font-size="8pt" style:font-size-asian="8pt" style:font-size-complex="8pt"/>
    </style:style>
    <style:style style:name="T34" style:family="text">
      <style:text-properties fo:font-size="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textarea-horizontal-align="justify" draw:textarea-vertical-align="middle" draw:auto-grow-height="false" fo:min-height="1.016cm" fo:min-width="1.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115cm" fo:min-width="6.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032cm" fo:min-width="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85cm" fo:min-width="6.8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textarea-horizontal-align="justify" draw:textarea-vertical-align="middle" draw:auto-grow-height="false" fo:min-height="1.39cm" fo:min-width="2.19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L7 Message</text:p>
      <text:h text:style-name="P12" text:outline-level="1">HL7 Versions</text:h>
      <text:list text:style-name="L1">
        <text:list-item>
          <text:p text:style-name="P19">HL7 version 2.x messaging<text:span text:style-name="T20">, Segments (CR), Fields (Pipes |) and Components (Hat ^) </text:span></text:p>
        </text:list-item>
        <text:list-item>
          <text:p text:style-name="P19">HL7 version 3 messaging, Reference Information Model (RIM)<text:span text:style-name="T20">, XML</text:span></text:p>
        </text:list-item>
        <text:list-item>
          <text:p text:style-name="P19">HL7 CDA</text:p>
        </text:list-item>
        <text:list-item>
          <text:p text:style-name="P19">HL7 FHIR</text:p>
        </text:list-item>
      </text:list>
      <text:h text:style-name="P13" text:outline-level="1">HL7 Message Types</text:h>
      <text:list text:style-name="L2">
        <text:list-item>
          <text:p text:style-name="P20">ADT (Admission, Discharge, and Transfer) – Patient<text:span text:style-name="T4"> </text:span>Administration</text:p>
        </text:list-item>
        <text:list-item>
          <text:p text:style-name="P20">ORM (General Order Message) – Orders</text:p>
        </text:list-item>
        <text:list-item>
          <text:p text:style-name="P20">ORU (Observation Reporting) – Results</text:p>
        </text:list-item>
        <text:list-item>
          <text:p text:style-name="P21">MDM (Medical Document management)</text:p>
        </text:list-item>
        <text:list-item>
          <text:p text:style-name="P21">DFT (Detailed Financial Transactions)</text:p>
        </text:list-item>
        <text:list-item>
          <text:p text:style-name="P21">BAR (Billing Account Record)</text:p>
        </text:list-item>
        <text:list-item>
          <text:p text:style-name="P21">SIU (Scheduling Infromation Unsolicited)</text:p>
        </text:list-item>
        <text:list-item>
          <text:p text:style-name="P21">RDS (Pharmacy/Treatment Dispense)</text:p>
        </text:list-item>
        <text:list-item>
          <text:p text:style-name="P21">RDE (Pharmacy/Treatment Encoded Order)</text:p>
        </text:list-item>
        <text:list-item>
          <text:p text:style-name="P21">ACK (Acknowledgement Message)</text:p>
        </text:list-item>
      </text:list>
      <text:p text:style-name="P5"><draw:custom-shape text:anchor-type="paragraph" draw:z-index="7" draw:name="Shape 1" draw:style-name="gr6" svg:width="2.197cm" svg:height="2.223cm" svg:x="9.206cm" svg:y="-0.025cm"><text:p text:style-name="P11"><text:span text:style-name="T4">PAC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6" draw:name="Text Frame 1" draw:style-name="gr7" draw:text-style-name="P35" svg:width="4.181cm" svg:height="0.727cm" svg:x="3.493cm" svg:y="0.383cm"><draw:text-box><text:p><text:span text:style-name="T33">1. ADT (Patient </text:span><text:span text:style-name="T33">Registration)</text:span></text:p><text:p><text:span text:style-name="T33">2. ORM (Exam </text:span><text:span text:style-name="T33">Order)</text:span></text:p></draw:text-box></draw:frame></text:p>
      <text:p text:style-name="P5"><draw:custom-shape text:anchor-type="paragraph" draw:z-index="12" draw:name="Shape 2" draw:style-name="gr1" svg:width="1.853cm" svg:height="1.126cm" svg:x="0.185cm" svg:y="0.12cm"><text:p text:style-name="P11"><text:span text:style-name="T4">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 3" draw:style-name="gr5" svg:width="6.906cm" svg:height="0.361cm" svg:x="2.184cm" svg:y="0.369cm"><text:p/><draw:enhanced-geometry svg:viewBox="0 0 21600 21600" draw:text-areas="0 ?f0 ?f5 ?f2" draw:type="right-arrow" draw:modifiers="20563.0234933606 8258.823529411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9" draw:name="Shape 5" draw:style-name="gr4" svg:width="0.003cm" svg:height="0.064cm" svg:x="2.792cm" svg:y="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6" draw:style-name="gr3" draw:text-style-name="P34" svg:width="6.889cm" svg:height="0.242cm" svg:x="2.037cm" svg:y="0.326cm"><text:p/><draw:enhanced-geometry svg:viewBox="0 0 21600 21600" draw:text-areas="?f7 ?f0 21600 ?f2" draw:type="left-arrow" draw:modifiers="1083.87096774194 5735.59322033898"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 draw:name="Text Frame 3" draw:style-name="gr2" draw:text-style-name="P33" svg:width="2.408cm" svg:height="0.5cm" svg:x="3.56cm" svg:y="0.478cm"><draw:text-box><text:p><text:span text:style-name="T33">3. ORU (Report)</text:span></text:p></draw:text-box></draw:frame></text:p>
      <text:p text:style-name="P5"/>
      <text:h text:style-name="P14" text:outline-level="1">HL7 Trigger Events</text:h>
      <text:p text:style-name="P7">Messages are trigger-event driven based on real world events.</text:p>
      <text:p text:style-name="P7"/>
      <text:p text:style-name="P7"><text:span text:style-name="T8">ADT Trigger Events</text:span> (HL7 Spec Chapter 3.2)</text:p>
      <text:list text:style-name="L3">
        <text:list-item>
          <text:p text:style-name="P22">A01 Admit/Visit Notification</text:p>
        </text:list-item>
        <text:list-item>
          <text:p text:style-name="P22">A03 Discharge/end visit</text:p>
        </text:list-item>
        <text:list-item>
          <text:p text:style-name="P22">A04 Register a Patient</text:p>
        </text:list-item>
        <text:list-item>
          <text:p text:style-name="P22">A08 Update Patient Information</text:p>
        </text:list-item>
      </text:list>
      <text:p text:style-name="P7">The trigger event determines the type of message and the</text:p>
      <text:p text:style-name="P7">message structure.</text:p>
      <text:p text:style-name="P7">The <text:span text:style-name="T7">message type code</text:span> and the <text:span text:style-name="T10">trigger event</text:span> code uniquely<text:span text:style-name="T6"> </text:span>define an HL7 message. </text:p>
      <text:p text:style-name="P7">Example: <text:span text:style-name="T7">ADT</text:span><text:span text:style-name="T8">^</text:span><text:span text:style-name="T10">A04</text:span></text:p>
      <text:h text:style-name="Heading_20_1" text:outline-level="1"/>
      <text:h text:style-name="Heading_20_1" text:outline-level="1">HL7 Message Structure</text:h>
      <text:p text:style-name="Text_20_body">Partial Message Structure of ADT^A04</text:p>
      <text:p text:style-name="P8"><text:soft-page-break/>Segment <text:span text:style-name="T6"><text:tab/></text:span>Description <text:span text:style-name="T6"><text:tab/><text:tab/><text:tab/><text:tab/></text:span>Chapter</text:p>
      <text:p text:style-name="Text_20_body"><text:span text:style-name="T11">MSH</text:span> <text:span text:style-name="T6"><text:tab/><text:tab/></text:span>Message Header <text:span text:style-name="T6"><text:tab/><text:tab/><text:tab/></text:span>2</text:p>
      <text:p text:style-name="Text_20_body"><text:span text:style-name="T11">EVN</text:span> <text:span text:style-name="T6"><text:tab/><text:tab/></text:span>Event Type <text:span text:style-name="T6"><text:tab/><text:tab/><text:tab/><text:tab/></text:span>3</text:p>
      <text:p text:style-name="Text_20_body"><text:span text:style-name="T11">PID</text:span> <text:span text:style-name="T6"><text:tab/><text:tab/></text:span>Patient Identification <text:span text:style-name="T6"><text:tab/><text:tab/><text:tab/></text:span>3</text:p>
      <text:p text:style-name="Text_20_body">[ <text:span text:style-name="T11">PD1</text:span> ] <text:span text:style-name="T6"><text:tab/></text:span>Additional Demographics <text:span text:style-name="T6"><text:tab/><text:tab/></text:span>3</text:p>
      <text:p text:style-name="Text_20_body">[ { <text:span text:style-name="T11">NK1</text:span>} ] <text:span text:style-name="T6"><text:tab/></text:span>Next of Kin <text:span text:style-name="T6"><text:tab/><text:tab/><text:tab/><text:tab/></text:span>3</text:p>
      <text:p text:style-name="Text_20_body"><text:span text:style-name="T11">PV1</text:span> <text:span text:style-name="T6"><text:tab/><text:tab/></text:span>Patient Visit <text:span text:style-name="T6"><text:tab/><text:tab/><text:tab/><text:tab/></text:span>3</text:p>
      <text:p text:style-name="Text_20_body">[ <text:span text:style-name="T11">PV2</text:span> ] <text:span text:style-name="T6"><text:tab/></text:span>Patient Visit – Additional Info. <text:span text:style-name="T6"><text:tab/></text:span>3</text:p>
      <text:p text:style-name="P10">?</text:p>
      <text:p text:style-name="P9">[ <text:span text:style-name="T12">CON</text:span> ] <text:span text:style-name="T6"><text:tab/></text:span>Patient <text:span text:style-name="T21">Consent <text:tab/><text:tab/><text:tab/></text:span>3</text:p>
      <text:p text:style-name="P9">[ <text:span text:style-name="T12">GSP</text:span> ] <text:span text:style-name="T6"><text:tab/></text:span><text:span text:style-name="T21">Person Gender and Sex <text:tab/><text:tab/></text:span>3</text:p>
      <text:p text:style-name="P9">[ <text:span text:style-name="T12">GSR</text:span> ] <text:span text:style-name="T6"><text:tab/></text:span><text:span text:style-name="T21">Recorded Gender ans Sex <text:tab/><text:tab/></text:span>3</text:p>
      <text:p text:style-name="P9">[ <text:span text:style-name="T12">GSC</text:span> ] <text:span text:style-name="T6"><text:tab/></text:span><text:span text:style-name="T21">Sex for Clinical Use<text:tab/><text:tab/><text:tab/></text:span>3</text:p>
      <text:p text:style-name="P9">[ <text:span text:style-name="T12">MRG</text:span> ] <text:span text:style-name="T6"><text:tab/></text:span><text:span text:style-name="T21">Merge Patient Information<text:tab/><text:tab/></text:span>3</text:p>
      <text:p text:style-name="P9"/>
      <text:p text:style-name="P25"><text:span text:style-name="T11">MSH</text:span>|^~\&amp;|SENDER_APP|SENT_BY|RECEIVER_APP|RCVD_BY|201904151500||<text:span text:style-name="T31">ADT^A04</text:span>|MSG_ID001|T|2.3.1|||AL</text:p>
      <text:p text:style-name="P25"><text:span text:style-name="T11">EVN</text:span>|A04|201904201500|||ID221^Steve_Rogers</text:p>
      <text:p text:style-name="P25"><text:span text:style-name="T11">PID</text:span>|1||354^^^MV||STARK^TONY||196507151430|M|||123 AVENGER</text:p>
      <text:p text:style-name="P25">LN^^NEW YORK^NY^10111||(858)555-9999||ENGLISH|M||AVG_01</text:p>
      <text:p text:style-name="P25"><text:span text:style-name="T11">PV1</text:span>|1|O|ROOM10^BED12|ROUTINE||||0123^BANNER^BRUCE^^^DR</text:p>
      <text:p text:style-name="Text_20_body"><text:s text:c="23"/></text:p>
      <text:p text:style-name="P31">Element 9 of MSH contains the message typ, <text:span text:style-name="T32">which contains the message code, </text:span>the trigger event and the message structure ID</text:p>
      <text:p text:style-name="P26"/>
      <text:p text:style-name="P26">MSH.9 Message Type<text:tab/><text:tab/>AD<text:span text:style-name="T32">T</text:span></text:p>
      <text:p text:style-name="P32"><text:s text:c="32"/></text:p>
      <text:p text:style-name="P28">FIELD<text:tab/><text:span text:style-name="T26"><text:tab/><text:tab/><text:tab/></text:span>LENGTH<text:span text:style-name="T26"><text:tab/></text:span>DATA TYPE<text:tab/>OPTIONALITY<text:tab/>REPEATABILITY<text:tab/>TABLE<text:tab/></text:p>
      <text:p text:style-name="P28">MSH.9.1 - Message Code<text:tab/><text:span text:style-name="T26"><text:tab/></text:span>3<text:tab/><text:span text:style-name="T26"><text:tab/></text:span>ID<text:tab/><text:span text:style-name="T26"><text:tab/></text:span>R<text:tab/><text:span text:style-name="T26"><text:tab/><text:tab/></text:span>-<text:tab/>0076<text:tab/></text:p>
      <text:p text:style-name="P28">MSH.9.2 - Trigger Event<text:tab/><text:span text:style-name="T26"><text:tab/></text:span>3<text:tab/><text:span text:style-name="T26"><text:tab/></text:span>ID<text:tab/><text:span text:style-name="T26"><text:tab/></text:span>R<text:tab/><text:span text:style-name="T26"><text:tab/><text:tab/></text:span>-<text:tab/>0003<text:tab/></text:p>
      <text:p text:style-name="P32"><text:span text:style-name="T27">MSH.9.3 - Message Structure</text:span><text:span text:style-name="T29"> ID</text:span><text:span text:style-name="T27"><text:tab/>7<text:tab/></text:span><text:span text:style-name="T28"><text:tab/></text:span><text:span text:style-name="T27">ID<text:tab/></text:span><text:span text:style-name="T28"><text:tab/></text:span><text:span text:style-name="T27">R<text:tab/></text:span><text:span text:style-name="T28"><text:tab/><text:tab/></text:span><text:span text:style-name="T27">-<text:tab/>0354<text:tab/> <text:s text:c="11"/></text:span><text:s text:c="36"/></text:p>
      <text:p text:style-name="P29"/>
      <text:p text:style-name="P30"/>
      <text:p text:style-name="Text_20_body"/>
      <text:p text:style-name="Text_20_body">The abstract message<text:span text:style-name="T13"> </text:span>structure of any<text:span text:style-name="T13"> </text:span>message can be found<text:span text:style-name="T13"> </text:span>in the HL7<text:span text:style-name="T13"> </text:span>Specification<text:span text:style-name="T13"> </text:span>Document</text:p>
      <text:p text:style-name="Text_20_body">Segment Description Chapter<text:span text:style-name="T13">: </text:span></text:p>
      <text:p text:style-name="Text_20_body"/>
      <text:p text:style-name="P4">An HL7 message is a hierarchical structure associated with a trigger event. The HL7 standard defines trigger event as "an event in the real world of health care (that) creates the need for data to flow among systems". Each trigger event is associated with an abstract message that defines the type of data that the message needs to support the trigger event. The abstract message is a collection of segments, and includes the rules of repetition and inclusion for those segments. The following table shows an example of an abstract message associated with the trigger event A04 – Register Patient.</text:p>
      <table:table table:name="Table1" table:style-name="Table1">
        <table:table-column table:style-name="Table1.A"/>
        <table:table-column table:style-name="Table1.B"/>
        <table:table-header-rows>
          <table:table-row>
            <table:table-cell table:style-name="Table1.A1" office:value-type="string">
              <text:p text:style-name="P2">Trigger event</text:p>
            </table:table-cell>
            <table:table-cell table:style-name="Table1.A1" office:value-type="string">
              <text:p text:style-name="P2">Abstract message</text:p>
            </table:table-cell>
          </table:table-row>
        </table:table-header-rows>
        <table:table-row>
          <table:table-cell table:style-name="Table1.A1" office:value-type="string">
            <text:p text:style-name="P1">ADT^A04^ADT_A01</text:p>
          </table:table-cell>
          <table:table-cell table:style-name="Table1.A1" office:value-type="string">
            <text:p text:style-name="P1">Admissions, Discharge, and Transfer</text:p>
          </table:table-cell>
        </table:table-row>
        <table:table-row>
          <table:table-cell table:style-name="Table1.A1" office:value-type="string">
            <text:p text:style-name="P1">MSH</text:p>
          </table:table-cell>
          <table:table-cell table:style-name="Table1.A1" office:value-type="string">
            <text:p text:style-name="P1">Message Header</text:p>
          </table:table-cell>
        </table:table-row>
        <table:table-row>
          <table:table-cell table:style-name="Table1.A1" office:value-type="string">
            <text:p text:style-name="P1">EVN</text:p>
          </table:table-cell>
          <table:table-cell table:style-name="Table1.A1" office:value-type="string">
            <text:p text:style-name="P1">Event Type</text:p>
          </table:table-cell>
        </table:table-row>
        <table:table-row>
          <table:table-cell table:style-name="Table1.A1" office:value-type="string">
            <text:p text:style-name="P1">PID</text:p>
          </table:table-cell>
          <table:table-cell table:style-name="Table1.A1" office:value-type="string">
            <text:p text:style-name="P1">Patient Identification</text:p>
          </table:table-cell>
        </table:table-row>
        <table:table-row>
          <table:table-cell table:style-name="Table1.A1" office:value-type="string">
            <text:p text:style-name="P1">[ PD1 ]</text:p>
          </table:table-cell>
          <table:table-cell table:style-name="Table1.A1" office:value-type="string">
            <text:p text:style-name="P1">Additional Demographics<text:soft-page-break/></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NK1 }]</text:p>
          </table:table-cell>
          <table:table-cell table:style-name="Table1.A1" office:value-type="string">
            <text:p text:style-name="P1">Next of Kin / Associated Parties<text:span text:style-name="T3"> (kin: Verwandte)</text:span></text:p>
          </table:table-cell>
        </table:table-row>
        <table:table-row>
          <table:table-cell table:style-name="Table1.A1" office:value-type="string">
            <text:p text:style-name="P1">PV1</text:p>
          </table:table-cell>
          <table:table-cell table:style-name="Table1.A1" office:value-type="string">
            <text:p text:style-name="P1">Patient Visit</text:p>
          </table:table-cell>
        </table:table-row>
        <table:table-row>
          <table:table-cell table:style-name="Table1.A1" office:value-type="string">
            <text:p text:style-name="P1">[ PV2 ]</text:p>
          </table:table-cell>
          <table:table-cell table:style-name="Table1.A1" office:value-type="string">
            <text:p text:style-name="P1">Patient Visit - Additional Information</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DB1 }]</text:p>
          </table:table-cell>
          <table:table-cell table:style-name="Table1.A1" office:value-type="string">
            <text:p text:style-name="P1">Disability Information</text:p>
          </table:table-cell>
        </table:table-row>
        <table:table-row>
          <table:table-cell table:style-name="Table1.A1" office:value-type="string">
            <text:p text:style-name="P1">[{ OBX }]</text:p>
          </table:table-cell>
          <table:table-cell table:style-name="Table1.A1" office:value-type="string">
            <text:p text:style-name="P1">Observation/Result</text:p>
          </table:table-cell>
        </table:table-row>
        <table:table-row>
          <table:table-cell table:style-name="Table1.A1" office:value-type="string">
            <text:p text:style-name="P1">[{ AL1 }]</text:p>
          </table:table-cell>
          <table:table-cell table:style-name="Table1.A1" office:value-type="string">
            <text:p text:style-name="P1">Allergy Information</text:p>
          </table:table-cell>
        </table:table-row>
        <table:table-row>
          <table:table-cell table:style-name="Table1.A1" office:value-type="string">
            <text:p text:style-name="P1">[{ DG1 }]</text:p>
          </table:table-cell>
          <table:table-cell table:style-name="Table1.A1" office:value-type="string">
            <text:p text:style-name="P1">Diagnosis Information</text:p>
          </table:table-cell>
        </table:table-row>
        <table:table-row>
          <table:table-cell table:style-name="Table1.A1" office:value-type="string">
            <text:p text:style-name="P1">[ DRG ]</text:p>
          </table:table-cell>
          <table:table-cell table:style-name="Table1.A1" office:value-type="string">
            <text:p text:style-name="P1">Diagnosis Related Group</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PR1</text:p>
          </table:table-cell>
          <table:table-cell table:style-name="Table1.A1" office:value-type="string">
            <text:p text:style-name="P1">Procedure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GT1 } ]</text:p>
          </table:table-cell>
          <table:table-cell table:style-name="Table1.A1" office:value-type="string">
            <text:p text:style-name="P1">Guarantor</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IN1</text:p>
          </table:table-cell>
          <table:table-cell table:style-name="Table1.A1" office:value-type="string">
            <text:p text:style-name="P1">Insurance</text:p>
          </table:table-cell>
        </table:table-row>
        <table:table-row>
          <table:table-cell table:style-name="Table1.A1" office:value-type="string">
            <text:p text:style-name="P1">[ IN2 ]</text:p>
          </table:table-cell>
          <table:table-cell table:style-name="Table1.A1" office:value-type="string">
            <text:p text:style-name="P1">Insurance Additional Information</text:p>
          </table:table-cell>
        </table:table-row>
        <table:table-row>
          <table:table-cell table:style-name="Table1.A1" office:value-type="string">
            <text:p text:style-name="P1">[{ IN3 }]</text:p>
          </table:table-cell>
          <table:table-cell table:style-name="Table1.A1" office:value-type="string">
            <text:p text:style-name="P1">Insurance Additional Information - Cert.</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ACC ]</text:p>
          </table:table-cell>
          <table:table-cell table:style-name="Table1.A1" office:value-type="string">
            <text:p text:style-name="P1">Accident Information</text:p>
          </table:table-cell>
        </table:table-row>
        <table:table-row>
          <table:table-cell table:style-name="Table1.A1" office:value-type="string">
            <text:p text:style-name="P1">[ UB1 ]</text:p>
          </table:table-cell>
          <table:table-cell table:style-name="Table1.A1" office:value-type="string">
            <text:p text:style-name="P1">Universal Bill Information</text:p>
          </table:table-cell>
        </table:table-row>
        <table:table-row>
          <table:table-cell table:style-name="Table1.A1" office:value-type="string">
            <text:p text:style-name="P1">[ UB2 ]</text:p>
          </table:table-cell>
          <table:table-cell table:style-name="Table1.A1" office:value-type="string">
            <text:p text:style-name="P1">Universal Bill 92 Information</text:p>
          </table:table-cell>
        </table:table-row>
        <table:table-row>
          <table:table-cell table:style-name="Table1.A1" office:value-type="string">
            <text:p text:style-name="P1">[ PDA ]</text:p>
          </table:table-cell>
          <table:table-cell table:style-name="Table1.A1" office:value-type="string">
            <text:p text:style-name="P1">Patient Death and Autopsy</text:p>
          </table:table-cell>
        </table:table-row>
      </table:table>
      <text:p text:style-name="P4"/>
      <text:p text:style-name="P4">The brackets above "[", "]" indicate that a segment or group of segments is optional, while braces "{", "}" indicate the segment or group of segments repeat.</text:p>
      <text:p text:style-name="P4"/>
      <text:p text:style-name="P4">Messages are divided into Segments<text:span text:style-name="T2">. A segment is a group of fields each of which conforms to a particular data type. Fields can have a simple or complex structure. They consist of components according to the rules defined in their data-type definition. In order to support the more complex data types, some components may consist of subcomponents.</text:span>: </text:p>
      <text:p text:style-name="P4"><draw:frame text:anchor-type="paragraph" draw:z-index="1" draw:name="Text Frame 5" draw:style-name="gr8" draw:text-style-name="P36" svg:width="7.582cm" svg:height="0.821cm" svg:x="0.007cm" svg:y="0.235cm"><draw:text-box><text:p>MSH<text:tab/>Message Header</text:p></draw:text-box></draw:frame></text:p>
      <text:p text:style-name="P4"><draw:frame text:anchor-type="paragraph" draw:z-index="0" draw:name="Text Frame 2" draw:style-name="gr8" draw:text-style-name="P37" svg:width="7.582cm" svg:height="0.821cm" svg:x="0.007cm" svg:y="0.249cm"><draw:text-box><text:p><text:span text:style-name="T34">PID</text:span><text:span text:style-name="T34"><text:tab/></text:span><text:span text:style-name="T34">Patient </text:span><text:span text:style-name="T34">Identification</text:span></text:p></draw:text-box></draw:frame></text:p>
      <text:p text:style-name="P4"><draw:frame text:anchor-type="paragraph" draw:z-index="3" draw:name="Text Frame 7" draw:style-name="gr8" draw:text-style-name="P36" svg:width="7.582cm" svg:height="0.821cm" svg:x="0.007cm" svg:y="0.263cm"><draw:text-box><text:p>NK1<text:tab/>Next of Kin</text:p></draw:text-box></draw:frame></text:p>
      <text:p text:style-name="P4"><draw:frame text:anchor-type="paragraph" draw:z-index="2" draw:name="Text Frame 6" draw:style-name="gr8" draw:text-style-name="P36" svg:width="7.582cm" svg:height="0.821cm" svg:x="0.007cm" svg:y="0.277cm"><draw:text-box><text:p>PV1<text:tab/>Patient Visit</text:p></draw:text-box></draw:frame></text:p>
      <text:p text:style-name="P4"><draw:frame text:anchor-type="paragraph" draw:z-index="4" draw:name="Text Frame 8" draw:style-name="gr8" draw:text-style-name="P37" svg:width="7.582cm" svg:height="0.821cm" svg:x="0.007cm" svg:y="0.291cm"><draw:text-box><text:p><text:span text:style-name="T34">SCH</text:span><text:span text:style-name="T34"><text:tab/></text:span><text:span text:style-name="T34">Scheduling </text:span><text:span text:style-name="T34">Activity </text:span><text:span text:style-name="T34">Information</text:span></text:p></draw:text-box></draw:frame></text:p>
      <text:p text:style-name="P4"><draw:frame text:anchor-type="paragraph" draw:z-index="5" draw:name="Text Frame 9" draw:style-name="gr8" draw:text-style-name="P36" svg:width="7.582cm" svg:height="0.821cm" svg:x="0.007cm" svg:y="0.305cm"><draw:text-box><text:p>OBR<text:tab/>Observation Request</text:p></draw:text-box></draw:frame></text:p>
      <text:p text:style-name="P4"/>
      <text:p text:style-name="P6"><text:span text:style-name="T1">MSH|^~\&amp;|EPIC|EPICADT|SMS|SMSADT|199912271408|CHARRIS|ADT^A04|1817457|D|2.5|</text:span><text:span text:style-name="T5"><text:line-break/></text:span><text:span text:style-name="T1">PID||0493575^^^2^ID 1|454721||DOE^JOHN^^^^|DOE^JOHN^^^^|19480203|M||B|254 MYSTREET AVE^^MYTOWN^OH^44123^USA||(216)123-4567|||M|NON|400003403~1129086|</text:span><text:span text:style-name="T5"><text:line-break/></text:span><text:span text:style-name="T1">NK1||ROE^MARIE^^^^|SPO||(216)123-4567||EC|||||||||||||||||||||||||||</text:span><text:span text:style-name="T5"><text:line-break/></text:span><text:soft-page-break/><text:span text:style-name="T1">PV1||O|168 ~219~C~PMA^^^^^^^^^||||277^ALLEN MYLASTNAME^BONNIE^^^^|||||||||| ||2688684|||||||||||||||||||||||||199912271408||||||002376853</text:span></text:p>
      <text:p text:style-name="P6"/>
      <text:h text:style-name="Heading_20_2" text:outline-level="2">HL7 ENCODING RULES</text:h>
      <text:p text:style-name="P6">Message formats prescribed in the HL7 Version 2.9 encoding rules consist of <text:span text:style-name="T18">data fields</text:span> that are of <text:span text:style-name="T15">variable</text:span><text:span text:style-name="T16"> </text:span><text:span text:style-name="T15">length</text:span> and <text:span text:style-name="T15">separated by a field separator character</text:span>. Rules describe how the various data types are encoded<text:span text:style-name="T14"> </text:span>within a field and when an individual field may be repeated. The data fields are combined into <text:span text:style-name="T15">logical</text:span><text:span text:style-name="T16"> </text:span><text:span text:style-name="T15">groupings</text:span> called <text:span text:style-name="T18">segments</text:span>. Segments are separated by <text:span text:style-name="T15">segment separator</text:span> characters. Each segment begins<text:span text:style-name="T14"> </text:span>with a <text:span text:style-name="T15">three-character literal value</text:span> that identifies it within a message. Segments may be defined as <text:span text:style-name="T15">required</text:span><text:span text:style-name="T14"> </text:span>or <text:span text:style-name="T15">optional</text:span> and may be permitted to <text:span text:style-name="T15">repeat</text:span>. <text:span text:style-name="T23">Individual </text:span><text:span text:style-name="T9">data fields</text:span><text:span text:style-name="T23"> are found in the message by their</text:span><text:span text:style-name="T22"> </text:span><text:span text:style-name="T17">position</text:span><text:span text:style-name="T23"> within their associated segments</text:span>.</text:p>
      <text:p text:style-name="P6">All <text:span text:style-name="T8">data</text:span> is represented as displayable characters from a selected character set. The ASCII<text:span text:style-name="T14"> </text:span>displayable<text:span text:style-name="T14"> </text:span>character set <text:span text:style-name="T15">(hexadecimal values between 20 and 7E, inclusive) </text:span>is the default character set unless modified<text:span text:style-name="T14"> </text:span>in the MSH header segment. The <text:span text:style-name="T23">field separator</text:span> is required to be chosen from the ASCII displayable<text:span text:style-name="T14"> </text:span>character set. All the other special separators and other special characters are also displayable characters,<text:span text:style-name="T14"> </text:span>except that the <text:span text:style-name="T8">segment separator</text:span> is the <text:span text:style-name="T15">ASCII Carriage Return</text:span><text:span text:style-name="T19"> </text:span>character.</text:p>
      <text:p text:style-name="P6"/>
      <text:p text:style-name="P6"><text:s text:c="13"/></text:p>
      <text:p text:style-name="P24"><text:s text:c="87"/></text:p>
      <text:p text:style-name="P24"/>
      <text:p text:style-name="P15">Table <text:sequence text:ref-name="refTable0" text:name="Table" text:formula="ooow:Table+1" style:num-format="1">1</text:sequence>: Sample of a segment definition table</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header-rows>
          <table:table-row>
            <table:table-cell table:style-name="Table2.A1" office:value-type="string">
              <text:p text:style-name="P18">SEQ</text:p>
            </table:table-cell>
            <table:table-cell table:style-name="Table2.A1" office:value-type="string">
              <text:p text:style-name="P18">LEN</text:p>
            </table:table-cell>
            <table:table-cell table:style-name="Table2.A1" office:value-type="string">
              <text:p text:style-name="P18">DT</text:p>
            </table:table-cell>
            <table:table-cell table:style-name="Table2.A1" office:value-type="string">
              <text:p text:style-name="P18">OPT</text:p>
            </table:table-cell>
            <table:table-cell table:style-name="Table2.A1" office:value-type="string">
              <text:p text:style-name="P18">RP/#</text:p>
            </table:table-cell>
            <table:table-cell table:style-name="Table2.A1" office:value-type="string">
              <text:p text:style-name="P18">TBL#</text:p>
            </table:table-cell>
            <table:table-cell table:style-name="Table2.A1" office:value-type="string">
              <text:p text:style-name="P18">ITEM#</text:p>
            </table:table-cell>
            <table:table-cell table:style-name="Table2.A1" office:value-type="string">
              <text:p text:style-name="P18">ELEMENT NAME</text:p>
            </table:table-cell>
          </table:table-row>
        </table:table-header-rows>
        <table:table-row>
          <table:table-cell table:style-name="Table2.A1" office:value-type="string">
            <text:p text:style-name="P16">1</text:p>
          </table:table-cell>
          <table:table-cell table:style-name="Table2.A1" office:value-type="string">
            <text:p text:style-name="P16">4</text:p>
          </table:table-cell>
          <table:table-cell table:style-name="Table2.A1" office:value-type="string">
            <text:p text:style-name="P16">SI</text:p>
          </table:table-cell>
          <table:table-cell table:style-name="Table2.A1" office:value-type="string">
            <text:p text:style-name="P16">O</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6">00104</text:p>
          </table:table-cell>
          <table:table-cell table:style-name="Table2.A1" office:value-type="string">
            <text:p text:style-name="P16">Set ID - PID</text:p>
          </table:table-cell>
        </table:table-row>
        <table:table-row>
          <table:table-cell table:style-name="Table2.A1" office:value-type="string">
            <text:p text:style-name="P16">2</text:p>
          </table:table-cell>
          <table:table-cell table:style-name="Table2.A1" office:value-type="string">
            <text:p text:style-name="P16">20</text:p>
          </table:table-cell>
          <table:table-cell table:style-name="Table2.A1" office:value-type="string">
            <text:p text:style-name="P16">CX</text:p>
          </table:table-cell>
          <table:table-cell table:style-name="Table2.A1" office:value-type="string">
            <text:p text:style-name="P16">B</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6">00105</text:p>
          </table:table-cell>
          <table:table-cell table:style-name="Table2.A1" office:value-type="string">
            <text:p text:style-name="P16">Patient ID</text:p>
          </table:table-cell>
        </table:table-row>
        <table:table-row>
          <table:table-cell table:style-name="Table2.A1" office:value-type="string">
            <text:p text:style-name="P16">3</text:p>
          </table:table-cell>
          <table:table-cell table:style-name="Table2.A1" office:value-type="string">
            <text:p text:style-name="P16">250</text:p>
          </table:table-cell>
          <table:table-cell table:style-name="Table2.A1" office:value-type="string">
            <text:p text:style-name="P16">CX</text:p>
          </table:table-cell>
          <table:table-cell table:style-name="Table2.A1" office:value-type="string">
            <text:p text:style-name="P16">R</text:p>
          </table:table-cell>
          <table:table-cell table:style-name="Table2.A1" office:value-type="string">
            <text:p text:style-name="P16">Y</text:p>
          </table:table-cell>
          <table:table-cell table:style-name="Table2.A1" office:value-type="string">
            <text:p text:style-name="P17"/>
          </table:table-cell>
          <table:table-cell table:style-name="Table2.A1" office:value-type="string">
            <text:p text:style-name="P16">00106</text:p>
          </table:table-cell>
          <table:table-cell table:style-name="Table2.A1" office:value-type="string">
            <text:p text:style-name="P16">Patient Identifier List</text:p>
          </table:table-cell>
        </table:table-row>
        <table:table-row>
          <table:table-cell table:style-name="Table2.A1" office:value-type="string">
            <text:p text:style-name="P16">4</text:p>
          </table:table-cell>
          <table:table-cell table:style-name="Table2.A1" office:value-type="string">
            <text:p text:style-name="P16">20</text:p>
          </table:table-cell>
          <table:table-cell table:style-name="Table2.A1" office:value-type="string">
            <text:p text:style-name="P16">CX</text:p>
          </table:table-cell>
          <table:table-cell table:style-name="Table2.A1" office:value-type="string">
            <text:p text:style-name="P16">B</text:p>
          </table:table-cell>
          <table:table-cell table:style-name="Table2.A1" office:value-type="string">
            <text:p text:style-name="P16">Y</text:p>
          </table:table-cell>
          <table:table-cell table:style-name="Table2.A1" office:value-type="string">
            <text:p text:style-name="P17"/>
          </table:table-cell>
          <table:table-cell table:style-name="Table2.A1" office:value-type="string">
            <text:p text:style-name="P16">00107</text:p>
          </table:table-cell>
          <table:table-cell table:style-name="Table2.A1" office:value-type="string">
            <text:p text:style-name="P16">Alternate Patient ID - PID</text:p>
          </table:table-cell>
        </table:table-row>
        <table:table-row>
          <table:table-cell table:style-name="Table2.A1" office:value-type="string">
            <text:p text:style-name="P16">5</text:p>
          </table:table-cell>
          <table:table-cell table:style-name="Table2.A1" office:value-type="string">
            <text:p text:style-name="P16">250</text:p>
          </table:table-cell>
          <table:table-cell table:style-name="Table2.A1" office:value-type="string">
            <text:p text:style-name="P16">XPN</text:p>
          </table:table-cell>
          <table:table-cell table:style-name="Table2.A1" office:value-type="string">
            <text:p text:style-name="P16">R</text:p>
          </table:table-cell>
          <table:table-cell table:style-name="Table2.A1" office:value-type="string">
            <text:p text:style-name="P16">Y</text:p>
          </table:table-cell>
          <table:table-cell table:style-name="Table2.A1" office:value-type="string">
            <text:p text:style-name="P17"/>
          </table:table-cell>
          <table:table-cell table:style-name="Table2.A1" office:value-type="string">
            <text:p text:style-name="P16">00108</text:p>
          </table:table-cell>
          <table:table-cell table:style-name="Table2.A1" office:value-type="string">
            <text:p text:style-name="P16">Patient Name</text:p>
          </table:table-cell>
        </table:table-row>
        <table:table-row>
          <table:table-cell table:style-name="Table2.A1" office:value-type="string">
            <text:p text:style-name="P16">..</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row>
          <table:table-cell table:style-name="Table2.A1" office:value-type="string">
            <text:p text:style-name="P16">..</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row>
          <table:table-cell table:style-name="Table2.A1" office:value-type="string">
            <text:p text:style-name="P16">37</text:p>
          </table:table-cell>
          <table:table-cell table:style-name="Table2.A1" office:value-type="string">
            <text:p text:style-name="P16">80</text:p>
          </table:table-cell>
          <table:table-cell table:style-name="Table2.A1" office:value-type="string">
            <text:p text:style-name="P16">ST</text:p>
          </table:table-cell>
          <table:table-cell table:style-name="Table2.A1" office:value-type="string">
            <text:p text:style-name="P16">O</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6">01541</text:p>
          </table:table-cell>
          <table:table-cell table:style-name="Table2.A1" office:value-type="string">
            <text:p text:style-name="P16">Strain</text:p>
          </table:table-cell>
        </table:table-row>
        <table:table-row>
          <table:table-cell table:style-name="Table2.A1" office:value-type="string">
            <text:p text:style-name="P16">38</text:p>
          </table:table-cell>
          <table:table-cell table:style-name="Table2.A1" office:value-type="string">
            <text:p text:style-name="P16">250</text:p>
          </table:table-cell>
          <table:table-cell table:style-name="Table2.A1" office:value-type="string">
            <text:p text:style-name="P16">CE</text:p>
          </table:table-cell>
          <table:table-cell table:style-name="Table2.A1" office:value-type="string">
            <text:p text:style-name="P16">O</text:p>
          </table:table-cell>
          <table:table-cell table:style-name="Table2.A1" office:value-type="string">
            <text:p text:style-name="P16">2</text:p>
          </table:table-cell>
          <table:table-cell table:style-name="Table2.A1" office:value-type="string">
            <text:p text:style-name="P16">0429</text:p>
          </table:table-cell>
          <table:table-cell table:style-name="Table2.A1" office:value-type="string">
            <text:p text:style-name="P16">01542</text:p>
          </table:table-cell>
          <table:table-cell table:style-name="Table2.A1" office:value-type="string">
            <text:p text:style-name="P16">Production Class Code</text:p>
          </table:table-cell>
        </table:table-row>
      </table:table>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Roboto" svg:font-family="Roboto, 'Helvetica Neue',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Hanselmann</meta:initial-creator>
    <meta:creation-date>2023-01-02T15:15:34.996621395</meta:creation-date>
    <dc:date>2023-02-24T22:50:57.962885637</dc:date>
    <dc:creator>Marcel Hanselmann</dc:creator>
    <meta:editing-duration>PT15H28M</meta:editing-duration>
    <meta:editing-cycles>10</meta:editing-cycles>
    <meta:generator>LibreOffice/7.4.0.3$Linux_X86_64 LibreOffice_project/f85e47c08ddd19c015c0114a68350214f7066f5a</meta:generator>
    <meta:document-statistic meta:table-count="2" meta:image-count="0" meta:object-count="0" meta:page-count="4" meta:paragraph-count="187" meta:word-count="921" meta:character-count="6187" meta:non-whitespace-character-count="5179"/>
  </office:meta>
</office:document-meta>
</file>